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style:font-name="Ubuntu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Ubuntu" fo:font-style="normal" style:font-style-asian="normal" style:font-style-complex="normal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text-properties style:font-name="Courier New" fo:font-size="10pt" style:font-size-asian="10pt" style:font-size-complex="10pt"/>
    </style:style>
    <style:style style:name="P6" style:family="paragraph" style:parent-style-name="Standard">
      <style:text-properties style:font-name="Courier New" fo:font-size="10pt" fo:language="en" fo:country="GB" style:font-name-asian="Courier New" style:font-size-asian="10pt" style:language-asian="en" style:country-asian="GB" style:font-name-complex="Courier New" style:font-size-complex="10pt" style:language-complex="en" style:country-complex="GB"/>
    </style:style>
    <style:style style:name="P7" style:family="paragraph" style:parent-style-name="Standard">
      <style:text-properties style:font-name="Ubuntu"/>
    </style:style>
    <style:style style:name="P8" style:family="paragraph" style:parent-style-name="Standard" style:list-style-name="L2">
      <style:text-properties style:font-name="Ubuntu"/>
    </style:style>
    <style:style style:name="P9" style:family="paragraph" style:parent-style-name="Standard">
      <style:text-properties style:font-name="Courier New"/>
    </style:style>
    <style:style style:name="P10" style:family="paragraph" style:parent-style-name="Standard">
      <style:text-properties style:font-name="Courier New"/>
    </style:style>
    <style:style style:name="P11" style:family="paragraph" style:parent-style-name="Standard">
      <style:text-properties style:font-name="Courier New" fo:font-size="10pt" fo:language="en" fo:country="GB" style:font-name-asian="Courier New" style:font-size-asian="10pt" style:language-asian="en" style:country-asian="GB" style:font-name-complex="Courier New" style:font-size-complex="10pt" style:language-complex="en" style:country-complex="GB"/>
    </style:style>
    <style:style style:name="P12" style:family="paragraph" style:parent-style-name="Standard">
      <style:text-properties fo:color="#ff3333" style:font-name="Ubuntu"/>
    </style:style>
    <style:style style:name="P13" style:family="paragraph" style:parent-style-name="Standard">
      <style:text-properties fo:color="#ff3333" style:font-name="Courier New"/>
    </style:style>
    <style:style style:name="P14" style:family="paragraph" style:parent-style-name="Standard">
      <style:text-properties fo:color="#000000" style:font-name="Ubuntu"/>
    </style:style>
    <style:style style:name="P15" style:family="paragraph" style:parent-style-name="Standard">
      <style:text-properties fo:color="#000000" style:font-name="Courier New"/>
    </style:style>
    <style:style style:name="P16" style:family="paragraph" style:parent-style-name="Standard">
      <style:text-properties fo:color="#ff0000" style:font-name="Courier New" fo:font-size="10pt" fo:language="en" fo:country="GB" style:font-name-asian="Courier New" style:font-size-asian="10pt" style:language-asian="en" style:country-asian="GB" style:font-name-complex="Courier New" style:font-size-complex="10pt" style:language-complex="en" style:country-complex="GB"/>
    </style:style>
    <style:style style:name="P17" style:family="paragraph" style:parent-style-name="Text_20_body">
      <style:text-properties style:font-name="Ubuntu"/>
    </style:style>
    <style:style style:name="P18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/>
    </style:style>
    <style:style style:name="T3" style:family="text">
      <style:text-properties fo:font-size="12pt" fo:language="en" fo:country="GB" fo:font-style="normal" style:font-name-asian="Courier New" style:font-size-asian="12pt" style:language-asian="en" style:country-asian="GB" style:font-style-asian="normal" style:font-name-complex="Courier New" style:font-size-complex="12pt" style:language-complex="en" style:country-complex="GB" style:font-style-complex="normal"/>
    </style:style>
    <style:style style:name="T4" style:family="text">
      <style:text-properties style:font-name="Courier New"/>
    </style:style>
    <style:style style:name="T5" style:family="text">
      <style:text-properties style:font-name="Ubuntu"/>
    </style:style>
    <style:style style:name="fr1" style:family="graphic" style:parent-style-name="Frame">
      <style:graphic-properties style:vertical-pos="top" style:vertical-rel="paragraph-content" style:horizontal-pos="left" style:horizontal-rel="paragraph" fo:background-color="#ccffff" style:background-transparency="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nty Hall</text:p>
      <text:p text:style-name="Standard"/>
      <text:p text:style-name="P1">You're on a game show. The host shows you 3 doors. Behind one door, he tells you, is a fabulous prize. Behind the other two doors there is nothing. You have to pick the right door to win the prize.</text:p>
      <text:p text:style-name="P1"/>
      <text:p text:style-name="P1">You pick door 1. The host throws open door 2 and reveals.. nothing! He then makes you this offer: do you want to stay with door 1 or do you want to switch to door 3?</text:p>
      <text:p text:style-name="P1"/>
      <text:p text:style-name="P1">What should you do?</text:p>
      <text:p text:style-name="P1"/>
      <text:p text:style-name="P1">This is called the Monty Hall problem (<text:a xlink:type="simple" xlink:href="http://en.wikipedia.org/wiki/Monty_Hall_problem">http://en.wikipedia.org/wiki/Monty_Hall_problem</text:a>).</text:p>
      <text:p text:style-name="P1"/>
      <text:p text:style-name="P1">There are 3 tactics you can use:</text:p>
      <text:list xml:id="list832255707" text:style-name="L2">
        <text:list-item>
          <text:p text:style-name="P8">Always stay with your original choice</text:p>
        </text:list-item>
        <text:list-item>
          <text:p text:style-name="P8">Toss a coin and use the result to pick from the two closed doors</text:p>
        </text:list-item>
        <text:list-item>
          <text:p text:style-name="P8">Always switch to the other, unopened door</text:p>
        </text:list-item>
      </text:list>
      <text:p text:style-name="P1"/>
      <text:p text:style-name="P1">There are two ways to solve this problem. One way is to analyse it and use the rules of probability. The other way is to <text:span text:style-name="T1">model</text:span> it: to try it over and over again with random choices and see which of the three options turns out best over a large number of tries. You can model it using a pack of playing cards, but we're going to do it with a small Python program.</text:p>
      <text:p text:style-name="P1"/>
      <text:p text:style-name="P1">First, we'll use <text:span text:style-name="T2">def</text:span> to create a routine that looks like this:</text:p>
      <text:p text:style-name="P1"/>
      <text:p text:style-name="P4">play(tactic)</text:p>
      <text:p text:style-name="P1"/>
      <text:p text:style-name="P1">Where tactic is 1, 2 or 3 as listed above. This routine will return <text:span text:style-name="T2">True</text:span> if we pick the door with the prize, <text:span text:style-name="T2">False</text:span> otherwise. We'll put this routine inside a loop, run it 1000 times and count the number of times that we win. We'll do it again for each of the three tactics to see which is best.</text:p>
      <text:p text:style-name="P1"/>
      <text:p text:style-name="P1">There's just one more thing to say about the definition of the problem: the host <text:span text:style-name="T1">knows where the prize is</text:span>. After you make your first choice, the host open one of the two doors that you <text:span text:style-name="T1">haven't</text:span> chosen, but will <text:span text:style-name="T1">never open the door that conceals the prize</text:span>.</text:p>
      <text:p text:style-name="P1"/>
      <text:p text:style-name="P1">Let's get started. As usual, start by opening the python shell (IDLE) and use <text:span text:style-name="T2">file-&gt;new window </text:span><text:span text:style-name="T5">and then, in that new window,</text:span><text:span text:style-name="T2"> file-&gt;save as</text:span>. Navigate to the code club drive and set the name of your program. Mine is called neal_monty. Use your own name, so that everyone's program has a different name.</text:p>
      <text:p text:style-name="P1"/>
      <text:p text:style-name="P1">Type in this piece of code. You don't need to type in the comments (the lines that start with "#"). Be careful to get the indentation (spaces at the start of lines) correct. I added a second parameter <text:span text:style-name="T2">messages</text:span> that we can use to report what's going on when we run it.</text:p>
      <text:p text:style-name="P5"/>
      <text:p text:style-name="P1"><draw:frame draw:style-name="fr1" draw:name="Frame1" text:anchor-type="paragraph" svg:width="17.321cm" draw:z-index="0"><draw:text-box fo:min-height="3.103cm"><text:p text:style-name="P6"># Modelling solution to the Monty Hall problem in Python</text:p><text:p text:style-name="P6"/><text:p text:style-name="P6">from random import choice</text:p><text:p text:style-name="P6"/><text:p text:style-name="P6"># tactic: what to do when offered</text:p><text:p text:style-name="P6"># <text:s text:c="8"/>1 -&gt; keep "pick"</text:p><text:p text:style-name="P6"># <text:s text:c="8"/>2 -&gt; pick at random from closed doors</text:p><text:p text:style-name="P6"># <text:s text:c="8"/>3 -&gt; swap to other closed door</text:p><text:p text:style-name="P6"># messages: True if you want messages printed to show what's going on</text:p><text:p text:style-name="P6">def play(tactic, messages):</text:p><text:p text:style-name="P6"><text:s text:c="4"/>doors = [1,2,3]</text:p><text:p text:style-name="P6"/><text:p text:style-name="P6"><text:s text:c="4"/># make our first choice of door</text:p><text:p text:style-name="P6"><text:s text:c="4"/>pick = choice(doors)</text:p><text:p text:style-name="P6"/><text:p text:style-name="P6"><text:s text:c="4"/># pick which door the prize will be behind</text:p><text:p text:style-name="P6"><text:s text:c="4"/>prize = choice(doors) <text:s text:c="2"/></text:p><text:p text:style-name="P6"/><text:p text:style-name="P6"><text:s text:c="4"/>if messages:</text:p><text:p text:style-name="P6"><text:s text:c="8"/>print("Run for pick = " + str(pick) + ", tactic = " + str(tactic));</text:p><text:p text:style-name="P6"/><text:p text:style-name="P6"><text:s text:c="4"/># The host will open a door. The host KNOWS WHERE THE PRIZE IS!!</text:p><text:p text:style-name="P6"><text:s text:c="4"/>can_open = [1,2,3]</text:p><text:p text:style-name="P6"/><text:p text:style-name="P6"><text:s text:c="4"/># The host will NOT open the door with the prize behind it.</text:p><text:p text:style-name="P6"><text:s text:c="4"/>can_open.remove(prize)</text:p><text:p text:style-name="P6"/><text:p text:style-name="P6"><text:s text:c="4"/># The host will NOT open the door you have chosen</text:p><text:p text:style-name="P6"><text:s text:c="4"/>can_open.remove(pick)</text:p><text:p text:style-name="P6"/><text:p text:style-name="P6"><text:s text:c="4"/>if messages:</text:p><text:p text:style-name="P6"><text:s text:c="8"/>print("Host is going to open one of these:" + str(can_open))</text:p><text:p text:style-name="P6"/><text:p text:style-name="P6"><text:s text:c="4"/>opens = choice(can_open)</text:p><text:p text:style-name="P6"/><text:p text:style-name="P6"><text:s text:c="4"/>if messages:</text:p><text:p text:style-name="P6"><text:s text:c="8"/>print("Host has opened door " + str(opens))</text:p><text:p text:style-name="P6"/><text:p text:style-name="P6"><text:s text:c="4"/># These are the doors that are still closed</text:p><text:p text:style-name="P6"><text:s text:c="4"/>closed = [1,2,3]</text:p><text:p text:style-name="P6"><text:s text:c="4"/>closed.remove(opens)</text:p><text:p text:style-name="P6"/><text:p text:style-name="P6"><text:s text:c="4"/>new_pick = 0</text:p><text:p text:style-name="P6"/><text:p text:style-name="P6"><text:s text:c="4"/>if tactic == 1:</text:p><text:p text:style-name="P6"><text:s text:c="8"/>new_pick = pick</text:p><text:p text:style-name="P6"><text:s text:c="4"/>elif tactic == 2:</text:p><text:p text:style-name="P6"><text:s text:c="8"/>new_pick = choice(closed)</text:p><text:p text:style-name="P6"><text:s text:c="4"/>else:</text:p><text:p text:style-name="P6"><text:s text:c="8"/># tactic must be 3</text:p><text:p text:style-name="P6"><text:s text:c="8"/>closed.remove(pick)</text:p><text:p text:style-name="P6"><text:s text:c="8"/># can only be one door left - the one we want</text:p><text:p text:style-name="P6"><text:s text:c="8"/>new_pick = closed[0]</text:p><text:p text:style-name="P6"/><text:p text:style-name="P6"><text:s text:c="4"/># how did we do?</text:p><text:p text:style-name="P6"><text:s text:c="4"/>if new_pick == prize:</text:p><text:p text:style-name="P6"><text:s text:c="8"/>return True</text:p><text:p text:style-name="P6"><text:s text:c="4"/>return False</text:p></draw:text-box></draw:frame><text:soft-page-break/></text:p>
      <text:p text:style-name="P1">As you type the program in, see if you can follow how it works. There are only two things <text:soft-page-break/>in the program that we haven't used before.</text:p>
      <text:p text:style-name="P1"/>
      <text:p text:style-name="P1">The program starts of f by creating a <text:span text:style-name="T1">list</text:span> named <text:span text:style-name="T2">doors</text:span>. We're going to pick one of these doors at random as our choice, and we're going to choose another, also at random, to conceal the prize. We use <text:span text:style-name="T2">choice()</text:span> for this – just as we did for the times table trainer.</text:p>
      <text:p text:style-name="P1"/>
      <text:p text:style-name="P1">Next, we have to choose which door the host is going to open. We want to create a list <text:span text:style-name="T2">can_open </text:span>to holds all the doors that the host is allowed to open. That list starts out as [1,2,3] (all of the doors). The host is not allowed to open the door that we picked. Here's something new:</text:p>
      <text:p text:style-name="P1"/>
      <text:p text:style-name="P4">can_open.remove(3)</text:p>
      <text:p text:style-name="P1"/>
      <text:p text:style-name="P1">this removes the value 3 from the list, wherever in the list it is. Of course, we can't simply use "3", we need to use the door number that we picked:</text:p>
      <text:p text:style-name="P1"/>
      <text:p text:style-name="P4">can_open.remove(pick)</text:p>
      <text:p text:style-name="P1"/>
      <text:p text:style-name="P1">we also want to remove the door that has the prize behind it:</text:p>
      <text:p text:style-name="P1"/>
      <text:p text:style-name="P4">can_open.remove(prize)</text:p>
      <text:p text:style-name="P1"/>
      <text:p text:style-name="P1">Now click <text:span text:style-name="T2">run-&gt;run module</text:span> (or press F5). When the program runs it should not print anything or report any messages. All it has done is defined <text:span text:style-name="T2">play().</text:span> If you get an error when you try to run it, compare the code above carefully with what you typed. Correct any mistakes and try again.</text:p>
      <text:p text:style-name="P1"/>
      <text:p text:style-name="P1">After you have run the program, go into the Python shell and try running play() – <text:s/>don't type the "&gt;&gt;&gt;" that is Python prompting you to type something in:</text:p>
      <text:p text:style-name="P1"/>
      <text:p text:style-name="P4">&gt;&gt;&gt; play(1, True)</text:p>
      <text:p text:style-name="P4">&gt;&gt;&gt; play(1, True)</text:p>
      <text:p text:style-name="P4">&gt;&gt;&gt; play(1, True)</text:p>
      <text:p text:style-name="P1"/>
      <text:p text:style-name="P1">It might work, it might not. By the time you have run it 2 or 3 times you are sure to get an error like this:</text:p>
      <text:p text:style-name="P1"/>
      <text:p text:style-name="P12">ValueError: list.remove(x): x not in list</text:p>
      <text:p text:style-name="P12"/>
      <text:p text:style-name="P14">The problem is that <text:span text:style-name="T2">remove </text:span><text:span text:style-name="T5">only works if the thing you're trying to remove is in the list. If </text:span><text:span text:style-name="T2">pick</text:span><text:span text:style-name="T5"> and </text:span><text:span text:style-name="T2">prize</text:span><text:span text:style-name="T5"> are the same, the first remove will work but the second remove will fail: will generate an error.</text:span></text:p>
      <text:p text:style-name="P14"><text:span text:style-name="T5"/></text:p>
      <text:p text:style-name="P14"><text:span text:style-name="T5">Change the line </text:span><text:span text:style-name="T2">can_open.remove(prize) </text:span><text:span text:style-name="T5">to look like this:</text:span></text:p>
      <text:p text:style-name="P14"><draw:frame draw:style-name="fr1" draw:name="Frame8" text:anchor-type="paragraph" svg:width="17.321cm" draw:z-index="7"><draw:text-box fo:min-height="0.783cm"><text:p text:style-name="P6"><text:s text:c="4"/>if (prize != pick):</text:p><text:p text:style-name="P6"><text:s text:c="8"/>can_open.remove(pick)</text:p><text:p text:style-name="P16"/></draw:text-box></draw:frame><text:span text:style-name="T2"/></text:p>
      <text:p text:style-name="P14"><text:span text:style-name="T5">Save the modified program and run it again. As before, go to the Python shell and try </text:span><text:soft-page-break/><text:span text:style-name="T5">running </text:span><text:span text:style-name="T2">play()</text:span><text:span text:style-name="T5"> a few times: </text:span></text:p>
      <text:p text:style-name="P14"><text:span text:style-name="T5"/></text:p>
      <text:p text:style-name="P4">&gt;&gt;<text:span text:style-name="T2">&gt; play(1, True)</text:span></text:p>
      <text:p text:style-name="P4">&gt;&gt;&gt; play(1, True)</text:p>
      <text:p text:style-name="P15">&gt;&gt;&gt; play(1, True)</text:p>
      <text:p text:style-name="P13"/>
      <text:p text:style-name="P1">This time, you should not see any errors. Take another look at the program and see if you can spot the other new thing; it's that strange word <text:span text:style-name="T2">elif</text:span>. </text:p>
      <text:p text:style-name="P1"/>
      <text:p text:style-name="P1">Previously we've made a 2-way choice, using <text:span text:style-name="T2">if</text:span> and <text:span text:style-name="T2">else</text:span>, like this:</text:p>
      <text:p text:style-name="P1"/>
      <text:p text:style-name="P4">if guess == answer:</text:p>
      <text:p text:style-name="P4"><text:tab/>print("Correct")</text:p>
      <text:p text:style-name="P4">else:</text:p>
      <text:p text:style-name="P4"><text:tab/>print("Wrong")</text:p>
      <text:p text:style-name="P1"/>
      <text:p text:style-name="P1"><text:span text:style-name="T2">elif </text:span>is short for <text:span text:style-name="T2">else if</text:span>, and it allows us to make 3-way choices, like this (remember Goldilocks and the three bears)</text:p>
      <text:p text:style-name="P1"/>
      <text:p text:style-name="P4">if temperature &gt; perfect:</text:p>
      <text:p text:style-name="P4"><text:tab/>print("Too hot")</text:p>
      <text:p text:style-name="P4">elif temperature &lt; perfect:</text:p>
      <text:p text:style-name="P4"><text:tab/>print("Too cold")</text:p>
      <text:p text:style-name="P4">else</text:p>
      <text:p text:style-name="P4"><text:tab/>print("Just right")</text:p>
      <text:p text:style-name="P1"/>
      <text:p text:style-name="P1">You can have as many <text:span text:style-name="T2">elif</text:span> as you like, one after another. Notice that the <text:span text:style-name="T2">if</text:span> and the <text:span text:style-name="T2">elif</text:span> need a condition (something that will work out to be either <text:span text:style-name="T2">True</text:span> or <text:span text:style-name="T2">False</text:span>) and that the condition is followed by a colon (<text:span text:style-name="T2">:</text:span>). However, the <text:span text:style-name="T2">else</text:span> doesn't need either of those things – it tells the program what to do if <text:span text:style-name="T1">none of the other conditions is true</text:span>.</text:p>
      <text:p text:style-name="P1"/>
      <text:p text:style-name="P1">Now you should understand how the whole of play() works. If you are unclear about any of this, ask for help.</text:p>
      <text:p text:style-name="P1"/>
      <text:p text:style-name="P1">Finally, all that we need to do is to add a bit more code at the end to run <text:span text:style-name="T2">play()</text:span> repeatedly for each different tactic. Type in this code <text:span text:style-name="T1">below</text:span> the code for <text:span text:style-name="T2">play()</text:span>:</text:p>
      <text:p text:style-name="P1"/>
      <text:p text:style-name="P1"><draw:frame draw:style-name="fr1" draw:name="Frame2" text:anchor-type="paragraph" svg:width="17.321cm" draw:z-index="1"><draw:text-box fo:min-height="2.759cm"><text:p text:style-name="P6">for tactic in range(1,4):</text:p><text:p text:style-name="P6"><text:s text:c="4"/>success = 0</text:p><text:p text:style-name="P6"><text:s text:c="4"/>for i in range(0, 1000):</text:p><text:p text:style-name="P6"><text:s text:c="8"/>if play(tactic, False):</text:p><text:p text:style-name="P6"><text:s text:c="12"/>success = success + 1</text:p><text:p text:style-name="P6"><text:s text:c="4"/>print("For tactic " + str(tactic) + " won the prize " + str(success) + " times")</text:p></draw:text-box></draw:frame></text:p>
      <text:p text:style-name="P1">As before, click <text:span text:style-name="T2">run-&gt;run module</text:span> (or press F5). What is the best tactic?</text:p>
      <text:p text:style-name="P1"/>
      <text:p text:style-name="P3">If you are unclear about any of this, ask for help. Otherwise, read on for some extras...</text:p>
      <text:p text:style-name="P3"/>
      <text:h text:style-name="P18" text:outline-level="1">Extras</text:h>
      <text:p text:style-name="P17">1. It seemed sensible that we used a random number to set values for <text:span text:style-name="T2">pick</text:span> and <text:span text:style-name="T2">prize. </text:span><text:span text:style-name="T5">However, consider this: if we are going to pick one of them at random, we can leave the other one fixed. That might sound crazy, but think about it. Now, save your current program with a new name (I called mine neal_monty2) and modify it so that prize is always behind door 1. Does the program give the same result as before? Alternatively, you could have kept pick the same and used a random number for the door concealing the prize...</text:span></text:p>
      <text:p text:style-name="P17"><text:span text:style-name="T3">2. There are some other problems that can be modelled in a similar way. You could try "scissor/paper/stone" or use Wikipedia to look up "prisoners dilemma"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draw:frame draw:style-name="Mfr1" draw:name="Frame7" text:anchor-type="paragraph" svg:x="14.34cm" svg:y="0.52cm" svg:width="2cm" draw:z-index="6"><draw:text-box fo:min-height="0.499cm"><text:p text:style-name="Frame_20_contents">V1.0</text:p></draw:text-box></draw:frame>Page <text:page-number text:select-page="current">2</text:page-number> of <text:page-count>5</text:page-count><text:tab/>Monty Hall by Neal Crook June 2014. CC-BY-SA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7T21:10:27</meta:creation-date>
    <meta:generator>LibreOffice/3.5$Linux_x86 LibreOffice_project/350m1$Build-2</meta:generator>
    <dc:date>2014-06-11T00:36:04</dc:date>
    <meta:editing-duration>PT3H21M58S</meta:editing-duration>
    <meta:editing-cycles>19</meta:editing-cycles>
    <meta:document-statistic meta:table-count="0" meta:image-count="0" meta:object-count="0" meta:page-count="5" meta:paragraph-count="111" meta:word-count="1461" meta:character-count="7946" meta:non-whitespace-character-count="6340"/>
  </office:meta>
</office:document-meta>
</file>